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5.655cm"/>
    </style:style>
    <style:style style:name="Tabelle1.B" style:family="table-column">
      <style:table-column-properties style:column-width="5.632cm"/>
    </style:style>
    <style:style style:name="Tabelle1.C" style:family="table-column">
      <style:table-column-properties style:column-width="5.713cm"/>
    </style:style>
    <style:style style:name="Tabelle1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Horizontal_20_Line">
      <style:paragraph-properties fo:margin-top="0.212cm" fo:margin-bottom="0.212cm" style:contextual-spacing="false" fo:line-height="137%" style:writing-mode="lr-tb"/>
    </style:style>
    <style:style style:name="P10" style:family="paragraph" style:parent-style-name="Heading_20_3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11" style:family="paragraph" style:parent-style-name="Heading_20_4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5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Heading_20_4">
      <style:paragraph-properties fo:margin-left="0cm" fo:margin-right="0cm" fo:margin-top="0.423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7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9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1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1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1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7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17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4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1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43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T1" style:family="text">
      <style:text-properties fo:color="#1f1f1f" loext:opacity="100%" style:font-name="Google Sans Text" fo:font-weight="bold" fo:background-color="transparent" loext:char-shading-value="0"/>
    </style:style>
    <style:style style:name="T2" style:family="text">
      <style:text-properties fo:color="#1f1f1f" loext:opacity="100%" fo:background-color="transparent" loext:char-shading-value="0"/>
    </style:style>
    <style:style style:name="T3" style:family="text">
      <style:text-properties fo:color="#1f1f1f" loext:opacity="100%" style:font-name="Google Sans Text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dpbox </text:h>
      <text:h text:style-name="P2" text:outline-level="2">Professionelles AXUDP-Routing, Filtering und Digipeating</text:h>
      <text:h text:style-name="P3" text:outline-level="3">1. Systemarchitektur &amp; Netzwerk-Paradigma</text:h>
      <text:p text:style-name="P4">udpbox agiert als intelligenter Layer-2/3-Switch für AX.25-Frames, die in UDP-Datagrammen (AXUDP) gekapselt sind. Während herkömmliche Router auf IP-Ebene arbeiten, analysiert udpbox die Payload der UDP-Pakete, um Entscheidungen basierend auf Amateurfunk-spezifischen Daten (APRS/AX.25) zu treffen.</text:p>
      <text:p text:style-name="P5">Kern-Philosophie:</text:p>
      <text:p text:style-name="P4">Das Programm ist als asynchroner Multiplexer konzipiert. Es verwendet den select()-Systemaufruf, um eine Vielzahl von Sockets simultan mit minimaler Latenz zu überwachen. Da es in einer Single-Threaded-Architektur (basierend auf der Modula-2-Logik) läuft, vermeidet es Race-Conditions und Locking-Overhead, was es extrem stabil für den 24/7-Betrieb macht.</text:p>
      <text:p text:style-name="P6">Hauptkomponenten:</text:p>
      <text:list text:style-name="L1">
        <text:list-item>
          <text:p text:style-name="P7"><text:span text:style-name="T1">Socket-Manager:</text:span><text:span text:style-name="T2"> </text:span><text:span text:style-name="T3">Verwaltet Listen-Sockets (Eingang) und Ziel-Sockets (Ausgang).</text:span></text:p>
        </text:list-item>
        <text:list-item>
          <text:p text:style-name="P7"><text:span text:style-name="T1">Deduplizierungs-Engine:</text:span><text:span text:style-name="T2"> </text:span><text:span text:style-name="T3">Nutzt eine Hash-Tabelle (udpbox_HASHSIZE = 16384), um identische Pakete, die über verschiedene Wege (z.B. RF und Internet) eintreffen, zu unterdrücken.</text:span></text:p>
        </text:list-item>
        <text:list-item>
          <text:p text:style-name="P7"><text:span text:style-name="T1">Filter-Matrix:</text:span><text:span text:style-name="T2"> </text:span><text:span text:style-name="T3">Ermöglicht das Routing basierend auf Callsigns, Pfad-Inhalten oder geografischen Radien.</text:span></text:p>
        </text:list-item>
        <text:list-item>
          <text:p text:style-name="P8"><text:span text:style-name="T1">Digipeater-Logik:</text:span><text:span text:style-name="T2"> </text:span><text:span text:style-name="T3">Manipuliert AX.25-Header in Echtzeit, um Pakete gemäß Amateurfunk-Standards zu "digipeaten" (wiederholen).</text:span></text:p>
        </text:list-item>
      </text:list>
      <text:p text:style-name="P9"/>
      <text:h text:style-name="P10" text:outline-level="3">2. Detaillierte Parameter-Dokumentation (Expert-Level)</text:h>
      <text:p text:style-name="P4">Die Konfiguration erfolgt über eine Kette von Parametern, wobei die Reihenfolge oft die logische Bindung von Filtern an Sockets definiert.</text:p>
      <text:h text:style-name="P11" text:outline-level="4">Eingangs-Konfiguration (Listen)</text:h>
      <text:list text:style-name="L2">
        <text:list-item>
          <text:p text:style-name="P12">-l &lt;port&gt; (Listen Port):</text:p>
        </text:list-item>
      </text:list>
      <text:list text:style-name="L3">
        <text:list-item>
          <text:p text:style-name="P13"><text:span text:style-name="T1">Expert:</text:span><text:span text:style-name="T2"> </text:span><text:span text:style-name="T3">Öffnet einen UDP-Socket auf dem angegebenen Port. Das Programm akzeptiert hier AX.25 UI-Frames.</text:span></text:p>
        </text:list-item>
        <text:list-item>
          <text:p text:style-name="P13"><text:span text:style-name="T1">Mechanik:</text:span><text:span text:style-name="T2"> </text:span><text:span text:style-name="T3">Intern wird ein insock-Objekt erstellt, das als Quelle für die interne Routing-Engine dient.</text:span></text:p>
        </text:list-item>
      </text:list>
      <text:list text:style-name="L4">
        <text:list-item>
          <text:p text:style-name="P14">-b &lt;ip&gt; (Bind Address):</text:p>
        </text:list-item>
      </text:list>
      <text:list text:style-name="L5">
        <text:list-item>
          <text:p text:style-name="P15"><text:soft-page-break/><text:span text:style-name="T1">Expert:</text:span><text:span text:style-name="T2"> </text:span><text:span text:style-name="T3">Bindet den Listener an ein spezifisches Interface. Standardmäßig wird auf 0.0.0.0 (alle Interfaces) geluistert.</text:span></text:p>
        </text:list-item>
      </text:list>
      <text:h text:style-name="P16" text:outline-level="4">Ausgangs-Konfiguration (Destination)</text:h>
      <text:list text:style-name="L6">
        <text:list-item>
          <text:p text:style-name="P17">-d &lt;ip:port&gt; (Destination):</text:p>
        </text:list-item>
      </text:list>
      <text:list text:style-name="L7">
        <text:list-item>
          <text:p text:style-name="P18"><text:span text:style-name="T1">Expert:</text:span><text:span text:style-name="T2"> </text:span><text:span text:style-name="T3">Definiert ein Ziel für ausgehende Pakete.</text:span></text:p>
        </text:list-item>
        <text:list-item>
          <text:p text:style-name="P18"><text:span text:style-name="T1">Impact:</text:span><text:span text:style-name="T2"> </text:span><text:span text:style-name="T3">Pakete, die die Filter passieren, werden an diese Adresse weitergeleitet. Es können beliebig viele Ziele definiert werden (Fan-out).</text:span></text:p>
        </text:list-item>
      </text:list>
      <text:list text:style-name="L8">
        <text:list-item>
          <text:p text:style-name="P19">-m &lt;ttl&gt; (Multi-Hop / Time-to-Live):</text:p>
        </text:list-item>
      </text:list>
      <text:list text:style-name="L9">
        <text:list-item>
          <text:p text:style-name="P20"><text:span text:style-name="T1">Expert:</text:span><text:span text:style-name="T2"> </text:span><text:span text:style-name="T3">Steuert, wie oft ein Paket über udpbox-Instanzen hinweg weitergereicht werden darf, um Endlosschleifen im Netzwerk zu verhindern.</text:span></text:p>
        </text:list-item>
      </text:list>
      <text:h text:style-name="P16" text:outline-level="4">Filter- &amp; Manipulations-Parameter</text:h>
      <text:list text:style-name="L10">
        <text:list-item>
          <text:p text:style-name="P21">-f &lt;callsign&gt; (Filter):</text:p>
        </text:list-item>
      </text:list>
      <text:list text:style-name="L11">
        <text:list-item>
          <text:p text:style-name="P22"><text:span text:style-name="T1">Expert:</text:span><text:span text:style-name="T2"> </text:span><text:span text:style-name="T3">Whitelist für Quell-Rufzeichen. Nur Pakete von diesen Stationen werden weitergeleitet.</text:span></text:p>
        </text:list-item>
      </text:list>
      <text:list text:style-name="L12">
        <text:list-item>
          <text:p text:style-name="P23">-x &lt;callsign&gt; (Exclude):</text:p>
        </text:list-item>
      </text:list>
      <text:list text:style-name="L13">
        <text:list-item>
          <text:p text:style-name="P24"><text:span text:style-name="T1">Expert:</text:span><text:span text:style-name="T2"> </text:span><text:span text:style-name="T3">Blacklist. Verhindert das Routing von Paketen bestimmter Stationen (nützlich zur Unterdrückung von "Local Noise" oder fehlerhaften Trackern).</text:span></text:p>
        </text:list-item>
      </text:list>
      <text:list text:style-name="L14">
        <text:list-item>
          <text:p text:style-name="P25">-r &lt;radius&gt; (Range Filter):</text:p>
        </text:list-item>
      </text:list>
      <text:list text:style-name="L15">
        <text:list-item>
          <text:p text:style-name="P26"><text:span text:style-name="T1">Expert:</text:span><text:span text:style-name="T2"> </text:span><text:span text:style-name="T3">In Kombination mit GPS-Daten (aus der Payload) werden nur Pakete innerhalb eines bestimmten Umkreises (in km) durchgelassen.</text:span></text:p>
        </text:list-item>
      </text:list>
      <text:list text:style-name="L16">
        <text:list-item>
          <text:p text:style-name="P27">-t &lt;string&gt; (Text Filter):</text:p>
        </text:list-item>
      </text:list>
      <text:list text:style-name="L17">
        <text:list-item>
          <text:p text:style-name="P28"><text:span text:style-name="T1">Expert:</text:span><text:span text:style-name="T2"> </text:span><text:span text:style-name="T3">Durchsucht die Payload nach bestimmten Zeichenketten. Ideal, um nur spezifische Sonden-Typen oder Telemetrie-Arten zu filtern.</text:span></text:p>
        </text:list-item>
      </text:list>
      <text:p text:style-name="P9"/>
      <text:h text:style-name="P10" text:outline-level="3">3. Logik-Operationen: Deduplizierung und Digipeating</text:h>
      <text:h text:style-name="P11" text:outline-level="4">Die Hash-Tabelle (Deduplication)</text:h>
      <text:p text:style-name="P29">Eines der kritischsten Features für Experten ist die Vermeidung von Paketschleifen.</text:p>
      <text:list text:style-name="L18">
        <text:list-item>
          <text:p text:style-name="P30"><text:span text:style-name="T1">Hashing:</text:span><text:span text:style-name="T2"> </text:span><text:span text:style-name="T3">Von jedem eintreffenden Paket wird eine Prüfsumme über die Payload und das Quellrufzeichen gebildet.</text:span></text:p>
        </text:list-item>
        <text:list-item>
          <text:p text:style-name="P30"><text:span text:style-name="T1">Tracking:</text:span><text:span text:style-name="T2"> </text:span><text:span text:style-name="T3">Der Hash wird in der CRCTAB ähnlichen Struktur gespeichert.</text:span></text:p>
        </text:list-item>
        <text:list-item>
          <text:p text:style-name="P31"><text:span text:style-name="T1">Timing:</text:span><text:span text:style-name="T2"> </text:span><text:span text:style-name="T3">Wenn innerhalb eines Zeitfensters (einstellbar, meist einige Sekunden) das gleiche Paket erneut eintrifft, wird es verworfen.</text:span></text:p>
        </text:list-item>
      </text:list>
      <text:h text:style-name="P16" text:outline-level="4">Digipeating-Prozess</text:h>
      <text:p text:style-name="P29">Wenn udpbox als Digipeater konfiguriert ist (-D Flag):</text:p>
      <text:list text:style-name="L19">
        <text:list-item>
          <text:p text:style-name="P32"><text:soft-page-break/><text:span text:style-name="T1">Header-Analyse:</text:span><text:span text:style-name="T2"> </text:span><text:span text:style-name="T3">Das Programm sucht im AX.25-Pfad nach dem eigenen Rufzeichen oder Aliasen (wie WIDE1-1).</text:span></text:p>
        </text:list-item>
        <text:list-item>
          <text:p text:style-name="P32"><text:span text:style-name="T1">Header-Manipulation:</text:span><text:span text:style-name="T2"> </text:span><text:span text:style-name="T3">Das H-Bit (Has-been-digipeated) wird gesetzt und der SSID-Counter dekrementiert.</text:span></text:p>
        </text:list-item>
        <text:list-item>
          <text:p text:style-name="P33"><text:span text:style-name="T1">Re-Encapsulation:</text:span><text:span text:style-name="T2"> </text:span><text:span text:style-name="T3">Das modifizierte Paket wird neu in ein UDP-Datagramm verpackt und an die Ziel-Sockets gesendet.</text:span></text:p>
        </text:list-item>
      </text:list>
      <text:p text:style-name="P9"/>
      <text:h text:style-name="P10" text:outline-level="3">4. Input &amp; Output Spezifikationen</text:h>
      <text:h text:style-name="P11" text:outline-level="4">Input (Eingang)</text:h>
      <text:list text:style-name="L20">
        <text:list-item>
          <text:p text:style-name="P34"><text:span text:style-name="T1">Format:</text:span><text:span text:style-name="T2"> </text:span><text:span text:style-name="T3">UDP/IP. Die Payload muss ein gültiger AX.25 UI-Frame sein.</text:span></text:p>
        </text:list-item>
        <text:list-item>
          <text:p text:style-name="P34"><text:span text:style-name="T1">Besonderheit:</text:span><text:span text:style-name="T2"> </text:span><text:span text:style-name="T3">Unterstützt "Piggyback"-Daten, bei denen mehrere AX.25 Frames in einem einzigen UDP-Paket enthalten sein können.</text:span></text:p>
        </text:list-item>
        <text:list-item>
          <text:p text:style-name="P35"><text:span text:style-name="T1">Schnittstellen:</text:span><text:span text:style-name="T2"> </text:span><text:span text:style-name="T3">Neben Netzwerk-Sockets kann udpbox oft auch Daten von stdin lesen (via Pipe), was die Integration mit Shell-Skripten ermöglicht.</text:span></text:p>
        </text:list-item>
      </text:list>
      <text:h text:style-name="P16" text:outline-level="4">Output (Ausgang)</text:h>
      <text:list text:style-name="L21">
        <text:list-item>
          <text:p text:style-name="P36"><text:span text:style-name="T1">Netzwerk:</text:span><text:span text:style-name="T2"> </text:span><text:span text:style-name="T3">AXUDP-Frames an konfigurierte IP-Endpunkte.</text:span></text:p>
        </text:list-item>
        <text:list-item>
          <text:p text:style-name="P36"><text:span text:style-name="T1">Formatierung:</text:span><text:span text:style-name="T2"> </text:span><text:span text:style-name="T3">Optionale CRLF-Konvertierung (-c) für Kompatibilität mit Terminal-Programmen oder spezifischen Logging-Tools.</text:span></text:p>
        </text:list-item>
        <text:list-item>
          <text:p text:style-name="P37"><text:span text:style-name="T1">Logging:</text:span><text:span text:style-name="T2"> </text:span><text:span text:style-name="T3">Strukturierte Ausgabe von Routing-Entscheidungen (z.B. RECV, SEND, DROP wegen Filter, DROP wegen Dup).</text:span></text:p>
        </text:list-item>
      </text:list>
      <text:p text:style-name="P9"/>
      <text:h text:style-name="P10" text:outline-level="3">5. English Expert Documentation Section</text:h>
      <text:p text:style-name="P4">udpbox serves as the high-speed interconnect for the OE5DXL radio telemetry suite. It provides advanced frame routing and filtering at the AX.25 layer while utilizing UDP for transport.</text:p>
      <text:h text:style-name="P11" text:outline-level="4">Key Expert Features:</text:h>
      <text:list text:style-name="L22">
        <text:list-item>
          <text:p text:style-name="P38"><text:span text:style-name="T1">High-Density Multiplexing</text:span><text:span text:style-name="T3">: Capable of handling hundreds of concurrent streams with negligible CPU impact due to its non-blocking I/O design.</text:span></text:p>
        </text:list-item>
        <text:list-item>
          <text:p text:style-name="P38"><text:span text:style-name="T1">Stateful Deduplication</text:span><text:span text:style-name="T3">: The internal hash table prevents network storms by identifying and dropping redundant packets originating from different network paths.</text:span></text:p>
        </text:list-item>
        <text:list-item>
          <text:p text:style-name="P38"><text:span text:style-name="T1">Dynamic Filtering</text:span><text:span text:style-name="T3">: Beyond simple callsign filtering, udpbox can perform deep packet inspection (DPI) to route packets based on geographic proximity or payload content.</text:span></text:p>
        </text:list-item>
        <text:list-item>
          <text:p text:style-name="P39"><text:span text:style-name="T1">AX.25 Header Manipulation</text:span><text:span text:style-name="T3">: It acts as a full-featured digital repeater, managing path increments and SSID decrements for APRS compliance.</text:span></text:p>
        </text:list-item>
      </text:list>
      <text:h text:style-name="P16" text:outline-level="4"><text:soft-page-break/>Technical Constraints:</text:h>
      <text:list text:style-name="L23">
        <text:list-item>
          <text:p text:style-name="P40"><text:span text:style-name="T1">MTU Sensitivity</text:span><text:span text:style-name="T3">: Since it uses UDP, users must ensure that AX.25 frames plus the UDP/IP header do not exceed the network MTU to avoid fragmentation.</text:span></text:p>
        </text:list-item>
        <text:list-item>
          <text:p text:style-name="P41"><text:span text:style-name="T1">Memory Management</text:span><text:span text:style-name="T3">: Uses a static memory model for the hash table to ensure deterministic performance even under heavy load.</text:span></text:p>
        </text:list-item>
      </text:list>
      <text:p text:style-name="P9"/>
      <text:h text:style-name="P10" text:outline-level="3">6. Mathematische Grundlagen &amp; Performance</text:h>
      <text:p text:style-name="P5">Hash-Kollisionen:</text:p>
      <text:p text:style-name="P4">Die Wahl von HASHSIZE 16384 ist ein Kompromiss zwischen Speicherverbrauch (wichtig für Embedded-Systeme) und Kollisionswahrscheinlichkeit. Bei einer typischen APRS-Last von 100 Paketen/Sekunde ist die Wahrscheinlichkeit einer fälschlichen Löschung eines legitimen Pakets mathematisch vernachlässigbar.</text:p>
      <text:p text:style-name="P5">Latenz:</text:p>
      <text:p text:style-name="P4">Durch den Verzicht auf komplexe Frameworks und die direkte Nutzung von osic.h (C-System-Header) liegt die interne Verarbeitungszeit pro Paket im Mikrosekunden-Bereich. Die Gesamtlatenz wird fast ausschließlich durch den Netzwerk-Stack des Betriebssystems bestimmt.</text:p>
      <text:p text:style-name="P9"/>
      <text:h text:style-name="P10" text:outline-level="3">7. Experten-Fehlersuche (Troubleshooting)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2">Problem</text:p>
          </table:table-cell>
          <table:table-cell table:style-name="Tabelle1.A1" office:value-type="string">
            <text:p text:style-name="P42">Ursache</text:p>
          </table:table-cell>
          <table:table-cell table:style-name="Tabelle1.A1" office:value-type="string">
            <text:p text:style-name="P42">Lösung</text:p>
          </table:table-cell>
        </table:table-row>
        <table:table-row>
          <table:table-cell table:style-name="Tabelle1.A1" office:value-type="string">
            <text:p text:style-name="P42">Pakete "verschwinden"</text:p>
          </table:table-cell>
          <table:table-cell table:style-name="Tabelle1.A1" office:value-type="string">
            <text:p text:style-name="P43">Deduplizierung zu aggressiv</text:p>
          </table:table-cell>
          <table:table-cell table:style-name="Tabelle1.A1" office:value-type="string">
            <text:p text:style-name="P43">Zeitfenster für Duplikate prüfen; ggf. Hash-Table-Größe im Quellcode anpassen.</text:p>
          </table:table-cell>
        </table:table-row>
        <table:table-row>
          <table:table-cell table:style-name="Tabelle1.A1" office:value-type="string">
            <text:p text:style-name="P42">Kein Routing trotz Empfang</text:p>
          </table:table-cell>
          <table:table-cell table:style-name="Tabelle1.A1" office:value-type="string">
            <text:p text:style-name="P43">Filter-Syntaxfehler</text:p>
          </table:table-cell>
          <table:table-cell table:style-name="Tabelle1.A1" office:value-type="string">
            <text:p text:style-name="P43">Reihenfolge der Parameter -l, -f und -d prüfen (Filter wirken meist auf das nachfolgende -d).</text:p>
          </table:table-cell>
        </table:table-row>
        <table:table-row>
          <table:table-cell table:style-name="Tabelle1.A1" office:value-type="string">
            <text:p text:style-name="P42">Hohe CPU-Last</text:p>
          </table:table-cell>
          <table:table-cell table:style-name="Tabelle1.A1" office:value-type="string">
            <text:p text:style-name="P43">UDP-Schleife (Loop)</text:p>
          </table:table-cell>
          <table:table-cell table:style-name="Tabelle1.A1" office:value-type="string">
            <text:p text:style-name="P43">Prüfen, ob zwei Instanzen sich gegenseitig Pakete zuschicken (TTL/-m nutzen).</text:p>
          </table:table-cell>
        </table:table-row>
        <text:soft-page-break/>
        <table:table-row>
          <table:table-cell table:style-name="Tabelle1.A1" office:value-type="string">
            <text:p text:style-name="P42">Fehlende Telemetrie</text:p>
          </table:table-cell>
          <table:table-cell table:style-name="Tabelle1.A1" office:value-type="string">
            <text:p text:style-name="P43">Payload-Filter zu strikt</text:p>
          </table:table-cell>
          <table:table-cell table:style-name="Tabelle1.A1" office:value-type="string">
            <text:p text:style-name="P43">-t Filter testweise entfernen und mit -v (Verbose) den Roh-Inhalt prüfen.</text:p>
          </table:table-cell>
        </table:table-row>
      </table:table>
      <text:p text:style-name="P9"/>
      <text:h text:style-name="P10" text:outline-level="3">Fazit</text:h>
      <text:p text:style-name="P4">udpbox ist das unsichtbare Rückgrat vieler Radiosonden-Netzwerke. Seine Stärke liegt in der Kombination aus Einfachheit (Unix-Philosophie: "Do one thing and do it well") und extremer Robustheit. Für Systemarchitekten bietet es die nötigen Werkzeuge, um komplexe Topologien – von lokalen Gateways bis hin zu landesweiten Backbone-Strukturen – effizient zu realisieren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8:56:07.444111800</meta:creation-date>
    <dc:date>2026-01-25T18:57:20.402107700</dc:date>
    <meta:editing-duration>PT1M13S</meta:editing-duration>
    <meta:editing-cycles>1</meta:editing-cycles>
    <meta:generator>LibreOffice/25.8.4.2$Windows_X86_64 LibreOffice_project/290daaa01b999472f0c7a3890eb6a550fd74c6df</meta:generator>
    <meta:document-statistic meta:table-count="1" meta:image-count="0" meta:object-count="0" meta:page-count="5" meta:paragraph-count="88" meta:word-count="938" meta:character-count="7228" meta:non-whitespace-character-count="6413"/>
  </office:meta>
</office:document-meta>
</file>